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1bb0" officeooo:paragraph-rsid="00071bb0"/>
    </style:style>
    <style:style style:name="P2" style:family="paragraph" style:parent-style-name="Standard" style:list-style-name="L1">
      <style:text-properties fo:language="es" fo:country="ES" officeooo:rsid="00071bb0" officeooo:paragraph-rsid="00071bb0"/>
    </style:style>
    <style:style style:name="P3" style:family="paragraph" style:parent-style-name="Standard">
      <style:text-properties fo:language="es" fo:country="ES" officeooo:rsid="00071bb0" officeooo:paragraph-rsid="00071bb0"/>
    </style:style>
    <style:style style:name="P4" style:family="paragraph" style:parent-style-name="Standard">
      <style:text-properties fo:language="es" fo:country="ES" officeooo:rsid="0008b046" officeooo:paragraph-rsid="0008b046"/>
    </style:style>
    <style:style style:name="P5" style:family="paragraph" style:parent-style-name="Standard">
      <style:text-properties fo:language="es" fo:country="ES" officeooo:rsid="00098951" officeooo:paragraph-rsid="00098951"/>
    </style:style>
    <style:style style:name="P6" style:family="paragraph" style:parent-style-name="Standard" style:list-style-name="L2">
      <style:text-properties fo:language="es" fo:country="ES" officeooo:rsid="00098951" officeooo:paragraph-rsid="000b3b10"/>
    </style:style>
    <style:style style:name="P7" style:family="paragraph" style:parent-style-name="Standard" style:list-style-name="L2">
      <style:text-properties fo:language="es" fo:country="ES" officeooo:rsid="00098951" officeooo:paragraph-rsid="00098951"/>
    </style:style>
    <style:style style:name="P8" style:family="paragraph" style:parent-style-name="Standard">
      <style:text-properties fo:language="es" fo:country="ES" officeooo:rsid="000b3b10" officeooo:paragraph-rsid="000b3b10"/>
    </style:style>
    <style:style style:name="P9" style:family="paragraph" style:parent-style-name="Standard">
      <style:text-properties fo:language="es" fo:country="ES" officeooo:rsid="000b3b10" officeooo:paragraph-rsid="000f05e8"/>
    </style:style>
    <style:style style:name="P10" style:family="paragraph" style:parent-style-name="Standard">
      <style:text-properties fo:language="es" fo:country="ES" officeooo:rsid="000bb8b5" officeooo:paragraph-rsid="000bb8b5"/>
    </style:style>
    <style:style style:name="P11" style:family="paragraph" style:parent-style-name="Standard">
      <style:text-properties fo:language="es" fo:country="ES" officeooo:rsid="000bb8b5" officeooo:paragraph-rsid="000f05e8"/>
    </style:style>
    <style:style style:name="P12" style:family="paragraph" style:parent-style-name="Standard">
      <style:text-properties fo:language="es" fo:country="ES" officeooo:rsid="000d69db" officeooo:paragraph-rsid="000d69db"/>
    </style:style>
    <style:style style:name="P13" style:family="paragraph" style:parent-style-name="Standard">
      <style:text-properties fo:language="es" fo:country="ES" officeooo:rsid="000d69db" officeooo:paragraph-rsid="000f05e8"/>
    </style:style>
    <style:style style:name="P14" style:family="paragraph" style:parent-style-name="Standard">
      <style:text-properties fo:language="es" fo:country="ES" officeooo:rsid="000f05e8" officeooo:paragraph-rsid="000f05e8"/>
    </style:style>
    <style:style style:name="P15" style:family="paragraph" style:parent-style-name="Standard">
      <style:text-properties fo:language="es" fo:country="ES" officeooo:rsid="000df481" officeooo:paragraph-rsid="000df481"/>
    </style:style>
    <style:style style:name="P16" style:family="paragraph" style:parent-style-name="Standard">
      <style:text-properties fo:language="es" fo:country="ES" officeooo:rsid="001020ab" officeooo:paragraph-rsid="001020ab"/>
    </style:style>
    <style:style style:name="P17" style:family="paragraph" style:parent-style-name="Standard" style:list-style-name="L3">
      <style:text-properties fo:language="es" fo:country="ES" officeooo:rsid="00098951" officeooo:paragraph-rsid="001020ab"/>
    </style:style>
    <style:style style:name="P18" style:family="paragraph" style:parent-style-name="Standard">
      <style:text-properties fo:language="es" fo:country="ES" officeooo:rsid="00098951" officeooo:paragraph-rsid="001020ab"/>
    </style:style>
    <style:style style:name="P19" style:family="paragraph" style:parent-style-name="Standard">
      <style:text-properties fo:language="es" fo:country="ES" officeooo:rsid="001020ab" officeooo:paragraph-rsid="00114996"/>
    </style:style>
    <style:style style:name="P20" style:family="paragraph" style:parent-style-name="Standard">
      <style:text-properties fo:language="es" fo:country="ES" officeooo:rsid="00114996" officeooo:paragraph-rsid="00114996"/>
    </style:style>
    <style:style style:name="P21" style:family="paragraph" style:parent-style-name="Standard">
      <style:text-properties fo:language="es" fo:country="ES" officeooo:rsid="00114996" officeooo:paragraph-rsid="00117f2a"/>
    </style:style>
    <style:style style:name="P22" style:family="paragraph" style:parent-style-name="Standard">
      <style:text-properties fo:language="es" fo:country="ES" officeooo:rsid="00117f2a" officeooo:paragraph-rsid="00117f2a"/>
    </style:style>
    <style:style style:name="T1" style:family="text">
      <style:text-properties fo:language="es" fo:country="ES"/>
    </style:style>
    <style:style style:name="T2" style:family="text">
      <style:text-properties officeooo:rsid="00098951"/>
    </style:style>
    <style:style style:name="T3" style:family="text">
      <style:text-properties officeooo:rsid="0008b046"/>
    </style:style>
    <style:style style:name="T4" style:family="text">
      <style:text-properties officeooo:rsid="000b3b10"/>
    </style:style>
    <style:style style:name="T5" style:family="text">
      <style:text-properties officeooo:rsid="000bb8b5"/>
    </style:style>
    <style:style style:name="T6" style:family="text">
      <style:text-properties officeooo:rsid="000f05e8"/>
    </style:style>
    <style:style style:name="T7" style:family="text">
      <style:text-properties officeooo:rsid="000d69db"/>
    </style:style>
    <style:style style:name="T8" style:family="text">
      <style:text-properties officeooo:rsid="00114996"/>
    </style:style>
    <style:style style:name="T9" style:family="text">
      <style:text-properties officeooo:rsid="001020ab"/>
    </style:style>
    <style:style style:name="T10" style:family="text">
      <style:text-properties officeooo:rsid="00117f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) Historias de usuario:</text:span></text:p>
      <text:list text:style-name="L1">
        <text:list-item>
          <text:p text:style-name="P2">Dar de alta mueble.</text:p>
        </text:list-item>
        <text:list-item>
          <text:p text:style-name="P2">Reservar mueble.</text:p>
        </text:list-item>
        <text:list-item>
          <text:p text:style-name="P2">Pagar con tarjeta.</text:p>
        </text:list-item>
        <text:list-item>
          <text:p text:style-name="P2">Iniciar sesión.</text:p>
        </text:list-item>
        <text:list-item>
          <text:p text:style-name="P2">Cerrar sesión.</text:p>
        </text:list-item>
      </text:list>
      <text:p text:style-name="P3"/>
      <text:p text:style-name="P3"/>
      <text:p text:style-name="P3">ID: Dar de alta mueble.</text:p>
      <text:p text:style-name="P3">Titulo: Como encargado quiero dar de alta un mueble<text:span text:style-name="T2">s</text:span> para que puedan ser reservados <text:tab/>posteriormente.</text:p>
      <text:p text:style-name="P3">Reglas de negocio: cada mueble debe cargar código de inventario, tipo de mueble, fecha de <text:tab/>creación, fecha de ultimo mantenimiento, estado (libre, de baja, alquilado), el precio de <text:tab/>alquiler, no pueden haber códigos repetidos.</text:p>
      <text:p text:style-name="P3"/>
      <text:p text:style-name="P3">Escenario 1: Alta exitosa.</text:p>
      <text:p text:style-name="P3"><text:tab/>-<text:span text:style-name="T3">Dado una silla con el código 222 no existente en el sistema.</text:span></text:p>
      <text:p text:style-name="P3"><text:tab/>-<text:span text:style-name="T3">Cuando se introduce el código de inventario 222, el tipo de mueble silla, la fecha de <text:tab/>creación 11/11/24, fecha de ultimo mantenimiento 14/2/25, en estado libre por el valor de <text:tab/>$50 y se presiona “Publicar mueble”.</text:span></text:p>
      <text:p text:style-name="P3"><text:tab/>-<text:span text:style-name="T3">Entonces el sistema informa “Mueble publicado correctamente”.</text:span></text:p>
      <text:p text:style-name="P4"/>
      <text:p text:style-name="P4">Escenario 2: Alta errónea por código de mueble repetido.</text:p>
      <text:p text:style-name="P4"><text:tab/>-Dado un sillón con el código 33 el cual ya existe en el sistema.</text:p>
      <text:p text:style-name="P4"><text:tab/>-Cuando se introduce código de inventario 33, el tipo de mueble sillón, la fecha de creación <text:tab/>22/12/24, fecha de ultimo mantenimiento 25/4/25, en estado libre por el valor de $100 y se <text:tab/>presiona “Publicar mueble”.</text:p>
      <text:p text:style-name="P4"><text:tab/>-Entonces el sistema informa “El código de mueble 33 ya se encuentra publicado”.</text:p>
      <text:p text:style-name="P4"/>
      <text:p text:style-name="P5">Listo??</text:p>
      <text:p text:style-name="P5"/>
      <text:p text:style-name="P5">ID: Reservar mueble.</text:p>
      <text:p text:style-name="P5">Titulo: Como usuario quiero reservar muebles para alquilarlos en el futuro.</text:p>
      <text:p text:style-name="P5">Reglas de negocio: </text:p>
      <text:list text:style-name="L2">
        <text:list-item>
          <text:p text:style-name="P6">una reserva debe incluir al menos 3 muebles.</text:p>
        </text:list-item>
        <text:list-item>
          <text:p text:style-name="P6"><text:span text:style-name="T4">L</text:span>a reserva debe tener una fecha, lugar del evento, cantidad de días y mobiliario junto a su cantidad.</text:p>
        </text:list-item>
        <text:list-item>
          <text:p text:style-name="P7">Para realizar una reserva se debe abonar el 20% del total del alquiler.</text:p>
        </text:list-item>
        <text:list-item>
          <text:p text:style-name="P7">El pago de la reserva se realiza únicamente con tarjeta de crédito.</text:p>
        </text:list-item>
      </text:list>
      <text:p text:style-name="P5"/>
      <text:p text:style-name="P8">Escenario 1: Reserva exitosa.</text:p>
      <text:p text:style-name="P9"><text:tab/>-Dado <text:span text:style-name="T5">el usuario Juan,</text:span> tres sillas <text:span text:style-name="T6">existentes</text:span> <text:span text:style-name="T5">con código 11, 22, 33 </text:span>disponibles entre el <text:tab/>12/12/25 y el 15/12/25 y una tarjeta de crédito apta para el pago.</text:p>
      <text:p text:style-name="P8"><text:tab/>-Cuando el usuario <text:span text:style-name="T5">Juan </text:span>ingresa la fecha 12/12/25, cantidad de días 3, selecciona las tres <text:tab/>sillas <text:span text:style-name="T7">con código 11,12,13 </text:span><text:s/>y se dirige a “Realizar reserva”.</text:p>
      <text:p text:style-name="P8"><text:tab/>-Entonces el sistema redirige al usuario el pago de la reserva con tarjeta de crédi<text:span text:style-name="T5">t</text:span>o, espera la <text:tab/>respuesta e informa “Reserva realizada correctamente” <text:span text:style-name="T5">(debería poner que el sistema marca</text:span></text:p>
      <text:p text:style-name="P8"><text:tab/><text:span text:style-name="T5">como reservado en dicho mueble?) </text:span><text:span text:style-name="T8">y envía al usuario un código único de reserva(no dice por <text:tab/>que medio lo hace)</text:span><text:span text:style-name="T5">.</text:span></text:p>
      <text:p text:style-name="P10"/>
      <text:p text:style-name="P10"/>
      <text:p text:style-name="P10"/>
      <text:p text:style-name="P10"><text:soft-page-break/></text:p>
      <text:p text:style-name="P10">Escenario 2: Reserva fallida por <text:span text:style-name="T7">f</text:span>echa no disponible </text:p>
      <text:p text:style-name="P11"><text:tab/>-Dado el usuario José, tres mesas <text:span text:style-name="T6">existentes</text:span> con código 41, 42, 43 no disponibles entre <text:tab/>12/12/25 al 14/12/25 y una tarjeta de crédito apta para el pago.</text:p>
      <text:p text:style-name="P10"><text:tab/>-<text:span text:style-name="T7">Cuando el usuario José ingresa la fecha 12/12/25, cantidad de días 2, selecciona las tres <text:tab/>mesas con código 41, 42, 43 y presiona en “Realizar reserva”.</text:span></text:p>
      <text:p text:style-name="P10"><text:tab/>-<text:span text:style-name="T7">Entonces el sistema informa “Muebles no disponibles entre 12/12/25 – 14/12/25”.</text:span></text:p>
      <text:p text:style-name="P10"/>
      <text:p text:style-name="P12">Escenario 3: Reserva fallida por cantidad de muebles <text:span text:style-name="T6">menor a tres</text:span>.</text:p>
      <text:p text:style-name="P13"><text:tab/>-Dado el usuario Jorge, dos sillas <text:span text:style-name="T6">existentes</text:span> con código 21, 22 disponibles entre 12/12/25 al <text:tab/>14/12/25 y una tarjeta de crédito apta para el pago.</text:p>
      <text:p text:style-name="P12"><text:tab/>-Cuando el usuario Jorge ingrese la fecha 12/12/25, cantidad de días 2, selecciona las sillas </text:p>
      <text:p text:style-name="P12"><text:tab/>con código 21, 22 y hace click en “Realizar reserva”.</text:p>
      <text:p text:style-name="P12"><text:tab/>-Entonces el sistema informa “Debe seleccionar al menos 3 muebles”.</text:p>
      <text:p text:style-name="P14"/>
      <text:p text:style-name="P14">Escenario 4: Muebles inexistentes. !!!!!!!!!!!!!!!!!!!!!!!!!!!!!!!!!!</text:p>
      <text:p text:style-name="P14"><text:tab/>-Dado el usuario Julio, SOLO 2 sillas existentes con código 21, 22 <text:span text:style-name="T7">disponibles entre <text:tab/>12/12/25 al 14/12/25 y una tarjeta de crédito apta para el pago.</text:span></text:p>
      <text:p text:style-name="P14"><text:tab/>-Cuando el usuario Julio ingresa la fecha 12/12/25, cantidad de días 2, selecciona 5 sillas y <text:tab/>presiona “Realizar reserva”.</text:p>
      <text:p text:style-name="P14"><text:tab/>-Entonces el sistema informa “<text:span text:style-name="T9">Seleccione una cantidad de muebles validos”.</text:span></text:p>
      <text:p text:style-name="P12"/>
      <text:p text:style-name="P15">Escenario <text:span text:style-name="T6">5</text:span>: Falla en el pago.</text:p>
      <text:p text:style-name="P15"><text:tab/>-Dado el usuario Josué, tres sillas <text:span text:style-name="T6">existentes </text:span>con código 33,32,31 disponibles entre el <text:tab/>12/12/25 al 15/12/25 y una tarjeta de crédito no apta para el pago.</text:p>
      <text:p text:style-name="P15"><text:tab/>-Cuando el usuario Josué ingresa la fecha 12/12/25, cantidad de días 3 y selecciona las sillas <text:tab/>con código 33, 32 ,31 y hace click en “Realizar reserva”.</text:p>
      <text:p text:style-name="P15"><text:tab/>-Entonces el sistema redirige al usuario al pago con la tarjeta de crédito, espera la respuesta <text:tab/>e informa “Fallo el sistema de pago, por favor, inténtelo mas tarde”.</text:p>
      <text:p text:style-name="P12"/>
      <text:p text:style-name="P12"/>
      <text:p text:style-name="P16">ID: Pagar con tarjeta.</text:p>
      <text:p text:style-name="P16">Titulo: como usuario quiero pagar con tarjeta para poder reservar los muebles</text:p>
      <text:p text:style-name="P16">Reglas de negocio: </text:p>
      <text:list text:style-name="L3">
        <text:list-item>
          <text:p text:style-name="P17">Para realizar una reserva se debe abonar el 20% del total del alquiler.</text:p>
        </text:list-item>
        <text:list-item>
          <text:p text:style-name="P17">El pago de la reserva se realiza únicamente con tarjeta de crédito.</text:p>
        </text:list-item>
      </text:list>
      <text:p text:style-name="P18"/>
      <text:p text:style-name="P16">Escenario 1: Pago Exitoso.</text:p>
      <text:p text:style-name="P16"><text:tab/>-Dado la conexión con el banco exitosa, la tarjeta de crédito 11111 y con fondos suficientes <text:tab/>para el pago.</text:p>
      <text:p text:style-name="P16"><text:tab/>-Cuando el usuario ingresa el nro de tarjeta 11111 y presiona pagar.</text:p>
      <text:p text:style-name="P16"><text:tab/>-Entonces el sistema retorna un resultado exitoso.</text:p>
      <text:p text:style-name="P16"/>
      <text:p text:style-name="P16">Escenario 2: Nro de tarjeta invalido.</text:p>
      <text:p text:style-name="P16"><text:tab/>-Dado la conexión con el banco exitosa, la tarjeta de crédito 11111 inexistente y con fondos <text:tab/>suficientes para el pago.</text:p>
      <text:p text:style-name="P16"><text:tab/>-Cuando el usuario ingresa el nro de tarjeta 11111 y presiona pagar.</text:p>
      <text:p text:style-name="P16"><text:tab/>-Entonces el sistema informa “Tarjeta invalida”.</text:p>
      <text:p text:style-name="P16"/>
      <text:p text:style-name="P16"/>
      <text:p text:style-name="P16"/>
      <text:p text:style-name="P16"/>
      <text:p text:style-name="P16"><text:soft-page-break/></text:p>
      <text:p text:style-name="P16">Escenario 3: Fondos insuficientes.</text:p>
      <text:p text:style-name="P16"><text:tab/>-Dado la conexión con el banco exitosa, la tarjeta de crédito 11111 inexistente y con fondos <text:tab/>no suficientes para el pago.</text:p>
      <text:p text:style-name="P19"><text:tab/>-Cuando el usuario ingresa el nro de tarjeta 11111 y presiona pagar.</text:p>
      <text:p text:style-name="P19"><text:tab/>-Entonces el sistema informa “<text:span text:style-name="T8">Fondos insuficientes para el pago</text:span>”.</text:p>
      <text:p text:style-name="P19"/>
      <text:p text:style-name="P19"/>
      <text:p text:style-name="P20">ID: Iniciar sesión.</text:p>
      <text:p text:style-name="P20">Titulo: como encargado quiero iniciar sesión para auntentificarme en el sistema.</text:p>
      <text:p text:style-name="P20">Reglas de negocio: hay?</text:p>
      <text:p text:style-name="P20"/>
      <text:p text:style-name="P20">Escenario 1: Inicio exitoso.</text:p>
      <text:p text:style-name="P20"><text:tab/>-Dado el encargado Manuel con DNI 11 <text:span text:style-name="T10">y acceso a la app</text:span>.</text:p>
      <text:p text:style-name="P20"><text:tab/>-Cuando el encargado ingresa el nombre Manuel, el DNI 11 y presiona “Iniciar sesión”.</text:p>
      <text:p text:style-name="P20"><text:tab/>-Entonces el sistema informa “Autentificación completada”. </text:p>
      <text:p text:style-name="P20"/>
      <text:p text:style-name="P20">Escenario 2: <text:span text:style-name="T10">DNI ya existente.</text:span></text:p>
      <text:p text:style-name="P21"><text:tab/>-Dado el encargado Manuel con DNI 11 <text:span text:style-name="T10">y acceso a la app</text:span>.</text:p>
      <text:p text:style-name="P21"><text:tab/>-Cuando el encargado ingresa el nombre Manuel, el DNI 11 y presiona “Iniciar sesión”.</text:p>
      <text:p text:style-name="P21"><text:tab/>-Entonces el sistema informa “<text:span text:style-name="T10">el DNI 11 ya existe</text:span>”. </text:p>
      <text:p text:style-name="P22"/>
      <text:p text:style-name="P22">DEBERÍA TENER UN CASO EN EL QUE UN DNI NO SEA PARTE DE EL CONJUNTO DE ENCARGADOS????</text:p>
      <text:p text:style-name="P20"/>
      <text:p text:style-name="P20">ID: cerrar sesión.</text:p>
      <text:p text:style-name="P20">Titulo: como encargado quiero cerrar sesión para poder resguardar mis datos.</text:p>
      <text:p text:style-name="P20">Reglas de negocio: hay??</text:p>
      <text:p text:style-name="P20"/>
      <text:p text:style-name="P20">Escenario 1: <text:span text:style-name="T10">Sesión cerrada exitosamente.</text:span></text:p>
      <text:p text:style-name="P20"><text:tab/>-Dado el encargado Manolo autentificado en el sistema.</text:p>
      <text:p text:style-name="P20"><text:tab/>-Cuando el encargado presiona “Cerrar sesión”.</text:p>
      <text:p text:style-name="P20"><text:tab/>-Entonces el sistema informa “Sesión cerrada correctamente”.</text:p>
      <text:p text:style-name="P20"><text:tab/></text:p>
      <text:p text:style-name="P10"/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2:16:37.292485000</meta:creation-date>
    <dc:date>2025-08-30T14:20:07.427709900</dc:date>
    <meta:editing-duration>PT10M8S</meta:editing-duration>
    <meta:editing-cycles>1</meta:editing-cycles>
    <meta:document-statistic meta:table-count="0" meta:image-count="0" meta:object-count="0" meta:page-count="3" meta:paragraph-count="84" meta:word-count="1007" meta:character-count="6161" meta:non-whitespace-character-count="5176"/>
    <meta:generator>LibreOffice/25.2.5.2$Windows_X86_64 LibreOffice_project/03d19516eb2e1dd5d4ccd751a0d6f35f35e08022</meta:generator>
  </office:meta>
</office:document-meta>
</file>